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134in"/>
    </style:style>
    <style:style style:name="co2" style:family="table-column">
      <style:table-column-properties fo:break-before="auto" style:column-width="0.1161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9736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4516in"/>
    </style:style>
    <style:style style:name="co11" style:family="table-column">
      <style:table-column-properties fo:break-before="auto" style:column-width="1.1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" style:family="table-cell" style:parent-style-name="Default">
      <style:table-cell-properties fo:border-bottom="0.06pt solid #000000" fo:background-color="#77bc65" fo:border-left="none" fo:border-right="none" fo:border-top="0.06pt solid #000000"/>
    </style:style>
    <style:style style:name="ce7" style:family="table-cell" style:parent-style-name="Default" style:data-style-name="N121">
      <style:table-cell-properties fo:border-bottom="0.06pt solid #000000" fo:background-color="transparent" fo:border-left="none" fo:border-right="none" fo:border-top="0.06pt solid #000000"/>
    </style:style>
    <style:style style:name="ce8" style:family="table-cell" style:parent-style-name="Default" style:data-style-name="N121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33R</text:p>
          </table:table-cell>
          <table:table-cell/>
          <table:table-cell table:style-name="Default"/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R</text:p>
          </table:table-cell>
          <table:table-cell/>
          <table:table-cell table:formula="of:=SUM([.E4:.K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R</text:p>
          </table:table-cell>
          <table:table-cell/>
          <table:table-cell table:formula="of:=SUM([.E5:.K5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R</text:p>
          </table:table-cell>
          <table:table-cell/>
          <table:table-cell table:formula="of:=SUM([.E6:.K6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60R</text:p>
          </table:table-cell>
          <table:table-cell/>
          <table:table-cell table:formula="of:=SUM([.E7:.K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K</text:p>
          </table:table-cell>
          <table:table-cell/>
          <table:table-cell table:formula="of:=SUM([.E8:.K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5K</text:p>
          </table:table-cell>
          <table:table-cell/>
          <table:table-cell table:formula="of:=SUM([.E9:.K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8K</text:p>
          </table:table-cell>
          <table:table-cell/>
          <table:table-cell table:formula="of:=SUM([.E10:.K10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K</text:p>
          </table:table-cell>
          <table:table-cell/>
          <table:table-cell table:formula="of:=SUM([.E11:.K1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7K</text:p>
          </table:table-cell>
          <table:table-cell/>
          <table:table-cell table:formula="of:=SUM([.E12:.K12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9K</text:p>
          </table:table-cell>
          <table:table-cell/>
          <table:table-cell table:formula="of:=SUM([.E13:.K13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/>
          <table:table-cell table:formula="of:=SUM([.E14:.K1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.8K</text:p>
          </table:table-cell>
          <table:table-cell/>
          <table:table-cell table:formula="of:=SUM([.E15:.K15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/>
          <table:table-cell table:formula="of:=SUM([.E16:.K16])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2K</text:p>
          </table:table-cell>
          <table:table-cell/>
          <table:table-cell table:formula="of:=SUM([.E17:.K17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K</text:p>
          </table:table-cell>
          <table:table-cell/>
          <table:table-cell table:formula="of:=SUM([.E18:.K18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K</text:p>
          </table:table-cell>
          <table:table-cell/>
          <table:table-cell table:formula="of:=SUM([.E19:.K19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K</text:p>
          </table:table-cell>
          <table:table-cell/>
          <table:table-cell table:formula="of:=SUM([.E20:.K20]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K</text:p>
          </table:table-cell>
          <table:table-cell/>
          <table:table-cell table:formula="of:=SUM([.E21:.K21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K</text:p>
          </table:table-cell>
          <table:table-cell/>
          <table:table-cell table:formula="of:=SUM([.E22:.K22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K</text:p>
          </table:table-cell>
          <table:table-cell/>
          <table:table-cell table:formula="of:=SUM([.E23:.K23]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6K</text:p>
          </table:table-cell>
          <table:table-cell/>
          <table:table-cell table:formula="of:=SUM([.E24:.K2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table:formula="of:=SUM([.E25:.K2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0K</text:p>
          </table:table-cell>
          <table:table-cell/>
          <table:table-cell table:formula="of:=SUM([.E26:.K26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K</text:p>
          </table:table-cell>
          <table:table-cell/>
          <table:table-cell table:formula="of:=SUM([.E27:.K27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0K</text:p>
          </table:table-cell>
          <table:table-cell/>
          <table:table-cell table:formula="of:=SUM([.E28:.K2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K</text:p>
          </table:table-cell>
          <table:table-cell/>
          <table:table-cell table:formula="of:=SUM([.E29:.K29]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80K</text:p>
          </table:table-cell>
          <table:table-cell/>
          <table:table-cell table:formula="of:=SUM([.E30:.K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/>
          <table:table-cell table:formula="of:=SUM([.E31:.K31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.2M</text:p>
          </table:table-cell>
          <table:table-cell/>
          <table:table-cell table:formula="of:=SUM([.E32:.K3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SUM([.J3:.J32])" office:value-type="float" office:value="45" calcext:value-type="float">
            <text:p>45</text:p>
          </table:table-cell>
          <table:table-cell table:formula="of:=SUM([.K3:.K3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Ceramic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30p</text:p>
          </table:table-cell>
          <table:table-cell/>
          <table:table-cell table:formula="of:=SUM([.E37:.K3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p</text:p>
          </table:table-cell>
          <table:table-cell/>
          <table:table-cell table:formula="of:=SUM([.E38:.K3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p</text:p>
          </table:table-cell>
          <table:table-cell/>
          <table:table-cell table:formula="of:=SUM([.E39:.K39])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p</text:p>
          </table:table-cell>
          <table:table-cell/>
          <table:table-cell table:formula="of:=SUM([.E40:.K40]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p</text:p>
          </table:table-cell>
          <table:table-cell/>
          <table:table-cell table:formula="of:=SUM([.E41:.K4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p</text:p>
          </table:table-cell>
          <table:table-cell/>
          <table:table-cell table:formula="of:=SUM([.E42:.K42]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0p</text:p>
          </table:table-cell>
          <table:table-cell/>
          <table:table-cell table:formula="of:=SUM([.E43:.K43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ilm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n</text:p>
          </table:table-cell>
          <table:table-cell/>
          <table:table-cell table:formula="of:=SUM([.E45:.K45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n</text:p>
          </table:table-cell>
          <table:table-cell/>
          <table:table-cell table:formula="of:=SUM([.E46:.K46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3n</text:p>
          </table:table-cell>
          <table:table-cell/>
          <table:table-cell table:formula="of:=SUM([.E47:.K47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7n</text:p>
          </table:table-cell>
          <table:table-cell/>
          <table:table-cell table:formula="of:=SUM([.E48:.K48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8n</text:p>
          </table:table-cell>
          <table:table-cell/>
          <table:table-cell table:formula="of:=SUM([.E49:.K49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8.2n</text:p>
          </table:table-cell>
          <table:table-cell/>
          <table:table-cell table:formula="of:=SUM([.E50:.K50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n</text:p>
          </table:table-cell>
          <table:table-cell/>
          <table:table-cell table:formula="of:=SUM([.E51:.K51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n</text:p>
          </table:table-cell>
          <table:table-cell/>
          <table:table-cell table:formula="of:=SUM([.E52:.K52])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n</text:p>
          </table:table-cell>
          <table:table-cell/>
          <table:table-cell table:formula="of:=SUM([.E53:.K53])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0n</text:p>
          </table:table-cell>
          <table:table-cell/>
          <table:table-cell table:formula="of:=SUM([.E54:.K54])"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0n</text:p>
          </table:table-cell>
          <table:table-cell/>
          <table:table-cell table:formula="of:=SUM([.E55:.K55])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470n</text:p>
          </table:table-cell>
          <table:table-cell/>
          <table:table-cell table:formula="of:=SUM([.E56:.K56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u</text:p>
          </table:table-cell>
          <table:table-cell/>
          <table:table-cell table:formula="of:=SUM([.E57:.K57]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.2u</text:p>
          </table:table-cell>
          <table:table-cell/>
          <table:table-cell table:formula="of:=SUM([.E58:.K5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lectrolytic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u</text:p>
          </table:table-cell>
          <table:table-cell/>
          <table:table-cell table:formula="of:=SUM([.E60:.K60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u</text:p>
          </table:table-cell>
          <table:table-cell/>
          <table:table-cell table:formula="of:=SUM([.E61:.K61])"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u</text:p>
          </table:table-cell>
          <table:table-cell/>
          <table:table-cell table:formula="of:=SUM([.E62:.K62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u</text:p>
          </table:table-cell>
          <table:table-cell/>
          <table:table-cell table:formula="of:=SUM([.E63:.K63])"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u</text:p>
          </table:table-cell>
          <table:table-cell/>
          <table:table-cell table:formula="of:=SUM([.E64:.K64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u</text:p>
          </table:table-cell>
          <table:table-cell/>
          <table:table-cell table:formula="of:=SUM([.E65:.K65]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0u</text:p>
          </table:table-cell>
          <table:table-cell/>
          <table:table-cell table:formula="of:=SUM([.E66:.K6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emiconduc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N3904</text:p>
          </table:table-cell>
          <table:table-cell/>
          <table:table-cell table:formula="of:=SUM([.E70:.K70]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3906</text:p>
          </table:table-cell>
          <table:table-cell/>
          <table:table-cell table:formula="of:=SUM([.E71:.K7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N5088</text:p>
          </table:table-cell>
          <table:table-cell/>
          <table:table-cell table:formula="of:=SUM([.E72:.K72])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N5089</text:p>
          </table:table-cell>
          <table:table-cell/>
          <table:table-cell table:formula="of:=SUM([.E73:.K73]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5457</text:p>
          </table:table-cell>
          <table:table-cell/>
          <table:table-cell table:formula="of:=SUM([.E74:.K74]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5485</text:p>
          </table:table-cell>
          <table:table-cell/>
          <table:table-cell table:formula="of:=SUM([.E75:.K7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170</text:p>
          </table:table-cell>
          <table:table-cell/>
          <table:table-cell table:formula="of:=SUM([.E76:.K7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SA18</text:p>
          </table:table-cell>
          <table:table-cell/>
          <table:table-cell table:formula="of:=SUM([.E77:.K77])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ot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50K</text:p>
          </table:table-cell>
          <table:table-cell/>
          <table:table-cell table:formula="of:=SUM([.E81:.K8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0K</text:p>
          </table:table-cell>
          <table:table-cell/>
          <table:table-cell table:formula="of:=SUM([.E82:.K82])"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K</text:p>
          </table:table-cell>
          <table:table-cell/>
          <table:table-cell table:formula="of:=SUM([.E83:.K83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K</text:p>
          </table:table-cell>
          <table:table-cell/>
          <table:table-cell table:formula="of:=SUM([.E84:.K84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0K</text:p>
          </table:table-cell>
          <table:table-cell/>
          <table:table-cell table:formula="of:=SUM([.E85:.K85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50K</text:p>
          </table:table-cell>
          <table:table-cell/>
          <table:table-cell table:formula="of:=SUM([.E86:.K8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00K</text:p>
          </table:table-cell>
          <table:table-cell/>
          <table:table-cell table:formula="of:=SUM([.E87:.K87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250K</text:p>
          </table:table-cell>
          <table:table-cell/>
          <table:table-cell table:formula="of:=SUM([.E88:.K8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500K</text:p>
          </table:table-cell>
          <table:table-cell/>
          <table:table-cell table:formula="of:=SUM([.E89:.K89]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0K</text:p>
          </table:table-cell>
          <table:table-cell/>
          <table:table-cell table:formula="of:=SUM([.E90:.K9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K</text:p>
          </table:table-cell>
          <table:table-cell/>
          <table:table-cell table:formula="of:=SUM([.E91:.K91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Trimpot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K</text:p>
          </table:table-cell>
          <table:table-cell/>
          <table:table-cell table:formula="of:=SUM([.E95:.K9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</text:p>
          </table:table-cell>
          <table:table-cell/>
          <table:table-cell table:formula="of:=SUM([.E96:.K9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C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TD-2H (Long)</text:p>
          </table:table-cell>
          <table:table-cell/>
          <table:table-cell table:formula="of:=SUM([.E100:.K100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78L05</text:p>
          </table:table-cell>
          <table:table-cell/>
          <table:table-cell table:formula="of:=SUM([.E101:.K10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13700N</text:p>
          </table:table-cell>
          <table:table-cell/>
          <table:table-cell table:formula="of:=SUM([.E102:.K10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308N</text:p>
          </table:table-cell>
          <table:table-cell/>
          <table:table-cell table:formula="of:=SUM([.E103:.K10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4558</text:p>
          </table:table-cell>
          <table:table-cell/>
          <table:table-cell table:formula="of:=SUM([.E104:.K104]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2399</text:p>
          </table:table-cell>
          <table:table-cell/>
          <table:table-cell table:formula="of:=SUM([.E105:.K105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4558</text:p>
          </table:table-cell>
          <table:table-cell/>
          <table:table-cell table:formula="of:=SUM([.E106:.K10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L072</text:p>
          </table:table-cell>
          <table:table-cell/>
          <table:table-cell table:formula="of:=SUM([.E107:.K107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3102D</text:p>
          </table:table-cell>
          <table:table-cell/>
          <table:table-cell table:formula="of:=SUM([.E108:.K10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3207D</text:p>
          </table:table-cell>
          <table:table-cell/>
          <table:table-cell table:formula="of:=SUM([.E109:.K10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X1044</text:p>
          </table:table-cell>
          <table:table-cell/>
          <table:table-cell table:formula="of:=SUM([.E110:.K11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44</text:p>
          </table:table-cell>
          <table:table-cell/>
          <table:table-cell table:formula="of:=SUM([.E111:.K11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L7660</text:p>
          </table:table-cell>
          <table:table-cell/>
          <table:table-cell table:formula="of:=SUM([.E112:.K11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iode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N5817</text:p>
          </table:table-cell>
          <table:table-cell/>
          <table:table-cell table:formula="of:=SUM([.E116:.K116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N4001</text:p>
          </table:table-cell>
          <table:table-cell/>
          <table:table-cell table:formula="of:=SUM([.E117:.K117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4148</text:p>
          </table:table-cell>
          <table:table-cell/>
          <table:table-cell table:formula="of:=SUM([.E118:.K118])"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.1V zener 0.5W</text:p>
          </table:table-cell>
          <table:table-cell/>
          <table:table-cell table:formula="of:=SUM([.E119:.K11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V zener 0.5W</text:p>
          </table:table-cell>
          <table:table-cell/>
          <table:table-cell table:formula="of:=SUM([.E120:.K12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mm Red LED</text:p>
          </table:table-cell>
          <table:table-cell/>
          <table:table-cell table:formula="of:=SUM([.E121:.K121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witche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PDT on/off/on</text:p>
          </table:table-cell>
          <table:table-cell/>
          <table:table-cell table:formula="of:=SUM([.E125:.K12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DT on/on</text:p>
          </table:table-cell>
          <table:table-cell/>
          <table:table-cell table:formula="of:=SUM([.E126:.K12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PDT</text:p>
          </table:table-cell>
          <table:table-cell/>
          <table:table-cell table:formula="of:=SUM([.E127:.K127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Resis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8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Total 2021-03-01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  <table:table-cell table:style-name="Default" office:value-type="string" calcext:value-type="string">
            <text:p>Total 2021-03-30</text:p>
          </table:table-cell>
          <table:table-cell/>
          <table:table-cell office:value-type="string" calcext:value-type="string">
            <text:p>Purchased 2021-04-04</text:p>
          </table:table-cell>
          <table:table-cell/>
          <table:table-cell table:style-name="Default" office:value-type="string" calcext:value-type="string">
            <text:p>Total 2021-04-08</text:p>
          </table:table-cell>
          <table:table-cell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1R</text:p>
          </table:table-cell>
          <table:table-cell table:number-columns-repeated="10"/>
          <table:table-cell table:formula="of:=[.C4]-SUM([.E4:.J4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4]+[.N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.5R</text:p>
          </table:table-cell>
          <table:table-cell table:number-columns-repeated="10"/>
          <table:table-cell table:formula="of:=[.C5]-SUM([.E5:.J5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]+[.N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.2R</text:p>
          </table:table-cell>
          <table:table-cell table:number-columns-repeated="10"/>
          <table:table-cell table:formula="of:=[.C6]-SUM([.E6:.J6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6]+[.N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3.3R</text:p>
          </table:table-cell>
          <table:table-cell table:number-columns-repeated="10"/>
          <table:table-cell table:formula="of:=[.C7]-SUM([.E7:.J7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7]+[.N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4.7R</text:p>
          </table:table-cell>
          <table:table-cell table:number-columns-repeated="10"/>
          <table:table-cell table:formula="of:=[.C8]-SUM([.E8:.J8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8]+[.N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6.8R</text:p>
          </table:table-cell>
          <table:table-cell table:number-columns-repeated="10"/>
          <table:table-cell table:formula="of:=[.C9]-SUM([.E9:.J9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9]+[.N9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0R</text:p>
          </table:table-cell>
          <table:table-cell table:number-columns-repeated="10"/>
          <table:table-cell table:formula="of:=[.C10]-SUM([.E10:.J10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0]+[.N1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5R</text:p>
          </table:table-cell>
          <table:table-cell table:number-columns-repeated="10"/>
          <table:table-cell table:formula="of:=[.C11]-SUM([.E11:.J11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1]+[.N11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2R</text:p>
          </table:table-cell>
          <table:table-cell table:number-columns-repeated="10"/>
          <table:table-cell table:formula="of:=[.C12]-SUM([.E12:.J12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2]+[.N1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33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13]-SUM([.E13:.J13])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3]+[.N1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47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14]-SUM([.E14:.J14])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4]+[.N1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68R</text:p>
          </table:table-cell>
          <table:table-cell table:number-columns-repeated="10"/>
          <table:table-cell table:formula="of:=[.C15]-SUM([.E15:.J15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5]+[.N1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00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16]-SUM([.E16:.J16])" office:value-type="float" office:value="-2" calcext:value-type="float">
            <text:p>-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16]+[.N1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20R</text:p>
          </table:table-cell>
          <table:table-cell table:number-columns-repeated="10"/>
          <table:table-cell table:formula="of:=[.C17]-SUM([.E17:.J17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17]+[.N1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50R</text:p>
          </table:table-cell>
          <table:table-cell table:number-columns-repeated="10"/>
          <table:table-cell table:formula="of:=[.C18]-SUM([.E18:.J18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18]+[.N1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80R</text:p>
          </table:table-cell>
          <table:table-cell table:number-columns-repeated="10"/>
          <table:table-cell table:formula="of:=[.C19]-SUM([.E19:.J19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19]+[.N1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20R</text:p>
          </table:table-cell>
          <table:table-cell table:number-columns-repeated="10"/>
          <table:table-cell table:formula="of:=[.C20]-SUM([.E20:.J20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0]+[.N20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70R</text:p>
          </table:table-cell>
          <table:table-cell table:number-columns-repeated="10"/>
          <table:table-cell table:formula="of:=[.C21]-SUM([.E21:.J21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1]+[.N21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330R</text:p>
          </table:table-cell>
          <table:table-cell table:number-columns-repeated="10"/>
          <table:table-cell table:formula="of:=[.C22]-SUM([.E22:.J22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2]+[.N2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390R</text:p>
          </table:table-cell>
          <table:table-cell table:number-columns-repeated="10"/>
          <table:table-cell table:formula="of:=[.C23]-SUM([.E23:.J23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3]+[.N2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470R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C24]-SUM([.E24:.J24])" office:value-type="float" office:value="-3" calcext:value-type="float">
            <text:p>-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4]+[.N24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560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C25]-SUM([.E25:.J25])"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5]+[.N25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680R</text:p>
          </table:table-cell>
          <table:table-cell table:number-columns-repeated="10"/>
          <table:table-cell table:formula="of:=[.C26]-SUM([.E26:.J26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6]+[.N2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820R</text:p>
          </table:table-cell>
          <table:table-cell table:number-columns-repeated="10"/>
          <table:table-cell table:formula="of:=[.C27]-SUM([.E27:.J27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7]+[.N2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8]-SUM([.E28:.J28])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8]+[.N2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1.2K</text:p>
          </table:table-cell>
          <table:table-cell table:number-columns-repeated="10"/>
          <table:table-cell table:formula="of:=[.C29]-SUM([.E29:.J29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9]+[.N2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.5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30]-SUM([.E30:.J30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0]+[.N30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1.8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[.C31]-SUM([.E31:.J31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1]+[.N31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.2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32]-SUM([.E32:.J32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2]+[.N32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.7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33]-SUM([.E33:.J33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3]+[.N33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3.3K</text:p>
          </table:table-cell>
          <table:table-cell table:number-columns-repeated="10"/>
          <table:table-cell table:formula="of:=[.C34]-SUM([.E34:.J34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4]+[.N3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3.9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C35]-SUM([.E35:.J35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5]+[.N35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4.7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36]-SUM([.E36:.J36])" office:value-type="float" office:value="-12" calcext:value-type="float">
            <text:p>-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6]+[.N36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.6K</text:p>
          </table:table-cell>
          <table:table-cell table:number-columns-repeated="10"/>
          <table:table-cell table:formula="of:=[.C37]-SUM([.E37:.J37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7]+[.N3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6.8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38]-SUM([.E38:.J38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8]+[.N38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8.2K</text:p>
          </table:table-cell>
          <table:table-cell table:number-columns-repeated="10"/>
          <table:table-cell table:formula="of:=[.C39]-SUM([.E39:.J39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9]+[.N3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40]-SUM([.E40:.J40])" office:value-type="float" office:value="-25" calcext:value-type="float">
            <text:p>-2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0]+[.N40]"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12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formula="of:=[.C41]-SUM([.E41:.J41])" office:value-type="float" office:value="-5" calcext:value-type="float">
            <text:p>-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1]+[.N41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5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2]-SUM([.E42:.J42])" office:value-type="float" office:value="-4" calcext:value-type="float">
            <text:p>-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2]+[.N4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17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[.C43]-SUM([.E43:.J43]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L43]+[.N43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18K</text:p>
          </table:table-cell>
          <table:table-cell table:number-columns-repeated="10"/>
          <table:table-cell table:formula="of:=[.C44]-SUM([.E44:.J44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4]+[.N4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2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C45]-SUM([.E45:.J45])" office:value-type="float" office:value="-9" calcext:value-type="float">
            <text:p>-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5]+[.N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7K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table:formula="of:=[.C46]-SUM([.E46:.J46])" office:value-type="float" office:value="-2" calcext:value-type="float">
            <text:p>-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6]+[.N4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33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47]-SUM([.E47:.J47])" office:value-type="float" office:value="-6" calcext:value-type="float">
            <text:p>-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7]+[.N4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47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48]-SUM([.E48:.J48])" office:value-type="float" office:value="-9" calcext:value-type="float">
            <text:p>-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8]+[.N4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56K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49]-SUM([.E49:.J49])" office:value-type="float" office:value="-3" calcext:value-type="float">
            <text:p>-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9]+[.N49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68K</text:p>
          </table:table-cell>
          <table:table-cell table:number-columns-repeated="10"/>
          <table:table-cell table:formula="of:=[.C50]-SUM([.E50:.J50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50]+[.N50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82K</text:p>
          </table:table-cell>
          <table:table-cell table:number-columns-repeated="10"/>
          <table:table-cell table:formula="of:=[.C51]-SUM([.E51:.J51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51]+[.N51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2]-SUM([.E52:.J52])"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2]+[.N52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150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C53]-SUM([.E53:.J53])" office:value-type="float" office:value="-3" calcext:value-type="float">
            <text:p>-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3]+[.N5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20K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table:formula="of:=[.C54]-SUM([.E54:.J54])" office:value-type="float" office:value="-2" calcext:value-type="float">
            <text:p>-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4]+[.N5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330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55]-SUM([.E55:.J55])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5]+[.N55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470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6]-SUM([.E56:.J56])" office:value-type="float" office:value="-14" calcext:value-type="float">
            <text:p>-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6]+[.N5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80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C57]-SUM([.E57:.J57])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7]+[.N5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M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8]-SUM([.E58:.J58])" office:value-type="float" office:value="-6" calcext:value-type="float">
            <text:p>-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8]+[.N5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.5M</text:p>
          </table:table-cell>
          <table:table-cell table:number-columns-repeated="10"/>
          <table:table-cell table:formula="of:=[.C59]-SUM([.E59:.J59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9]+[.N59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.2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C60]-SUM([.E60:.J60])" office:value-type="float" office:value="-2" calcext:value-type="float">
            <text:p>-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60]+[.N60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3.3M</text:p>
          </table:table-cell>
          <table:table-cell table:number-columns-repeated="10"/>
          <table:table-cell table:formula="of:=[.C61]-SUM([.E61:.J61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61]+[.N61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4.7M</text:p>
          </table:table-cell>
          <table:table-cell table:number-columns-repeated="10"/>
          <table:table-cell table:formula="of:=[.C62]-SUM([.E62:.J62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62]+[.N6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6.8M</text:p>
          </table:table-cell>
          <table:table-cell table:number-columns-repeated="10"/>
          <table:table-cell table:formula="of:=[.C63]-SUM([.E63:.J63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63]+[.N6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0"/>
          <table:table-cell table:formula="of:=[.C64]-SUM([.E64:.J64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64]+[.N64]" office:value-type="float" office:value="15" calcext:value-type="float">
            <text:p>15</text:p>
          </table:table-cell>
          <table:table-cell/>
        </table:table-row>
      </table:table>
      <table:table table:name="Capaci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8"/>
        <table:table-column table:style-name="co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  <table:table-cell table:style-name="Default" office:value-type="string" calcext:value-type="string">
            <text:p>Total 2021-03-30</text:p>
          </table:table-cell>
          <table:table-cell/>
          <table:table-cell office:value-type="string" calcext:value-type="string">
            <text:p>Purchased 2021-04-04</text:p>
          </table:table-cell>
          <table:table-cell/>
          <table:table-cell table:style-name="Default" office:value-type="string" calcext:value-type="string">
            <text:p>Total 2021-04-08</text:p>
          </table:table-cell>
          <table:table-cell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Ceramic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30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4]-SUM([.E4:.J4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]+[.N4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47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5]-SUM([.E5:.J5])" office:value-type="float" office:value="-1" calcext:value-type="float">
            <text:p>-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L5]+[.N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p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-SUM([.E6:.J6])" office:value-type="float" office:value="-5" calcext:value-type="float">
            <text:p>-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6]+[.N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20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7]-SUM([.E7:.J7])" office:value-type="float" office:value="-4" calcext:value-type="float">
            <text:p>-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7]+[.N7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330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C8]-SUM([.E8:.J8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8]+[.N8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470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]-SUM([.E9:.J9])" office:value-type="float" office:value="-3" calcext:value-type="float">
            <text:p>-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9]+[.N9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560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C10]-SUM([.E10:.J10])" office:value-type="float" office:value="-1" calcext:value-type="float">
            <text:p>-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L10]+[.N10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Film</text:p>
          </table:table-cell>
          <table:table-cell/>
          <table:table-cell table:style-name="ce10"/>
          <table:table-cell table:number-columns-repeated="8"/>
          <table:table-cell table:formula="of:=[.C11]-SUM([.E11:.J11])" office:value-type="float" office:value="0" calcext:value-type="float">
            <text:p>0</text:p>
          </table:table-cell>
          <table:table-cell table:number-columns-repeated="3"/>
          <table:table-cell table:formula="of:=[.L11]+[.N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2]-SUM([.E12:.J12])" office:value-type="float" office:value="-6" calcext:value-type="float">
            <text:p>-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12]+[.N1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.2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[.C13]-SUM([.E13:.J13])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13]+[.N13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3.3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C14]-SUM([.E14:.J14])" office:value-type="float" office:value="-3" calcext:value-type="float">
            <text:p>-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14]+[.N1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4.7n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table:formula="of:=[.C15]-SUM([.E15:.J15])" office:value-type="float" office:value="-2" calcext:value-type="float">
            <text:p>-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15]+[.N15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.8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table:formula="of:=[.C16]-SUM([.E16:.J16])" office:value-type="float" office:value="-2" calcext:value-type="float">
            <text:p>-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16]+[.N16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8.2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table:formula="of:=[.C17]-SUM([.E17:.J17])" office:value-type="float" office:value="-2" calcext:value-type="float">
            <text:p>-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L17]+[.N1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-SUM([.E18:.J18])" office:value-type="float" office:value="-13" calcext:value-type="float">
            <text:p>-1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8]+[.N1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n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9]-SUM([.E19:.J19])" office:value-type="float" office:value="-5" calcext:value-type="float">
            <text:p>-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19]+[.N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7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0]-SUM([.E20:.J20])" office:value-type="float" office:value="-7" calcext:value-type="float">
            <text:p>-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20]+[.N2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0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1]-SUM([.E21:.J21])" office:value-type="float" office:value="-18" calcext:value-type="float">
            <text:p>-1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1]+[.N2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/>
          <table:table-cell table:formula="of:=[.C22]-SUM([.E22:.J22])" office:value-type="float" office:value="-3" calcext:value-type="float">
            <text:p>-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22]+[.N2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470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table:formula="of:=[.C23]-SUM([.E23:.J23])" office:value-type="float" office:value="-3" calcext:value-type="float">
            <text:p>-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23]+[.N2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u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4]-SUM([.E24:.J24])" office:value-type="float" office:value="-15" calcext:value-type="float">
            <text:p>-1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4]+[.N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.2u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C25]-SUM([.E25:.J25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25]+[.N2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Electrolytic</text:p>
          </table:table-cell>
          <table:table-cell/>
          <table:table-cell table:style-name="ce10"/>
          <table:table-cell table:number-columns-repeated="8"/>
          <table:table-cell table:formula="of:=[.C26]-SUM([.E26:.J26])" office:value-type="float" office:value="0" calcext:value-type="float">
            <text:p>0</text:p>
          </table:table-cell>
          <table:table-cell table:number-columns-repeated="3"/>
          <table:table-cell table:formula="of:=[.L26]+[.N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u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C27]-SUM([.E27:.J27])" office:value-type="float" office:value="-7" calcext:value-type="float">
            <text:p>-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27]+[.N2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.2u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[.C28]-SUM([.E28:.J28])" office:value-type="float" office:value="-3" calcext:value-type="float">
            <text:p>-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28]+[.N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4.7u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table:formula="of:=[.C29]-SUM([.E29:.J29])" office:value-type="float" office:value="-2" calcext:value-type="float">
            <text:p>-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29]+[.N2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0u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0]-SUM([.E30:.J30])" office:value-type="float" office:value="-14" calcext:value-type="float">
            <text:p>-1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0]+[.N3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7u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31]-SUM([.E31:.J31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1]+[.N31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100u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[.C32]-SUM([.E32:.J32]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2]+[.N32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20u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33]-SUM([.E33:.J33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3]+[.N33]" office:value-type="float" office:value="19" calcext:value-type="float">
            <text:p>19</text:p>
          </table:table-cell>
          <table:table-cell/>
        </table:table-row>
      </table:table>
      <table:table table:name="Semiconduc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8"/>
        <table:table-column table:style-name="co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  <table:table-cell table:style-name="Default" office:value-type="string" calcext:value-type="string">
            <text:p>Total 2021-03-30</text:p>
          </table:table-cell>
          <table:table-cell/>
          <table:table-cell office:value-type="string" calcext:value-type="string">
            <text:p>Purchased 2021-04-04</text:p>
          </table:table-cell>
          <table:table-cell/>
          <table:table-cell table:style-name="Default" office:value-type="string" calcext:value-type="string">
            <text:p>Total 2021-04-08</text:p>
          </table:table-cell>
          <table:table-cell/>
        </table:table-row>
        <table:table-row table:style-name="ro1">
          <table:table-cell table:style-name="ce1" office:value-type="string" calcext:value-type="string">
            <text:p>Semiconductors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Transistor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2N390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table:formula="of:=[.C4]-SUM([.E4:.J4])" office:value-type="float" office:value="-2" calcext:value-type="float">
            <text:p>-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4]+[.N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N39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5]-SUM([.E5:.J5])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5]+[.N5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N508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  <table:table-cell table:formula="of:=[.C6]-SUM([.E6:.J6])" office:value-type="float" office:value="-5" calcext:value-type="float">
            <text:p>-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6]+[.N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N508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C7]-SUM([.E7:.J7])" office:value-type="float" office:value="-3" calcext:value-type="float">
            <text:p>-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7]+[.N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N545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8]-SUM([.E8:.J8])" office:value-type="float" office:value="-3" calcext:value-type="float">
            <text:p>-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L8]+[.N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N548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[.C9]-SUM([.E9:.J9])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L9]+[.N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S17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10]-SUM([.E10:.J10])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10]+[.N10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PSA1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table:formula="of:=[.C11]-SUM([.E11:.J11])" office:value-type="float" office:value="-6" calcext:value-type="float">
            <text:p>-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11]+[.N11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Diodes</text:p>
          </table:table-cell>
          <table:table-cell/>
          <table:table-cell table:style-name="ce10"/>
          <table:table-cell table:number-columns-repeated="8"/>
          <table:table-cell table:formula="of:=[.C12]-SUM([.E12:.J12])" office:value-type="float" office:value="0" calcext:value-type="float">
            <text:p>0</text:p>
          </table:table-cell>
          <table:table-cell table:number-columns-repeated="3"/>
          <table:table-cell table:formula="of:=[.L12]+[.N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N581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C13]-SUM([.E13:.J13])" office:value-type="float" office:value="-3" calcext:value-type="float">
            <text:p>-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13]+[.N1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N400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C14]-SUM([.E14:.J14])" office:value-type="float" office:value="-2" calcext:value-type="float">
            <text:p>-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14]+[.N14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N414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5]-SUM([.E15:.J15])" office:value-type="float" office:value="-15" calcext:value-type="float">
            <text:p>-1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[.L15]+[.N1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5.1V zener 0.5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[.C16]-SUM([.E16:.J16])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16]+[.N16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9.1V zener 0.5W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17]-SUM([.E17:.J17])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17]+[.N1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3mm Red L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18]-SUM([.E18:.J18])" office:value-type="float" office:value="-8" calcext:value-type="float">
            <text:p>-8</text:p>
          </table:table-cell>
          <table:table-cell table:number-columns-repeated="3"/>
          <table:table-cell table:formula="of:=[.L18]+[.N18]" office:value-type="float" office:value="-8" calcext:value-type="float">
            <text:p>-8</text:p>
          </table:table-cell>
          <table:table-cell/>
        </table:table-row>
      </table:table>
      <table:table table:name="I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8"/>
        <table:table-column table:style-name="co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  <table:table-cell table:style-name="Default" office:value-type="string" calcext:value-type="string">
            <text:p>Total 2021-03-30</text:p>
          </table:table-cell>
          <table:table-cell/>
          <table:table-cell office:value-type="string" calcext:value-type="string">
            <text:p>Purchased 2021-04-04</text:p>
          </table:table-cell>
          <table:table-cell/>
          <table:table-cell table:style-name="Default" office:value-type="string" calcext:value-type="string">
            <text:p>Total 2021-04-08</text:p>
          </table:table-cell>
          <table:table-cell/>
        </table:table-row>
        <table:table-row table:style-name="ro1">
          <table:table-cell table:style-name="ce1" office:value-type="string" calcext:value-type="string">
            <text:p>ICs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BTD-2H (Long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[.C3]-SUM([.E3:.J3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L78L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table:formula="of:=[.C4]-SUM([.E4:.J4])" office:value-type="float" office:value="-2" calcext:value-type="float">
            <text:p>-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L4]+[.N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M13700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C5]-SUM([.E5:.J5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5]+[.N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M308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6]-SUM([.E6:.J6])" office:value-type="float" office:value="-1" calcext:value-type="float">
            <text:p>-1</text:p>
          </table:table-cell>
          <table:table-cell table:number-columns-repeated="3"/>
          <table:table-cell table:formula="of:=[.L6]+[.N6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LM455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[.C7]-SUM([.E7:.J7])" office:value-type="float" office:value="-4" calcext:value-type="float">
            <text:p>-4</text:p>
          </table:table-cell>
          <table:table-cell table:number-columns-repeated="3"/>
          <table:table-cell table:formula="of:=[.L7]+[.N7]"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string" calcext:value-type="string">
            <text:p>PT23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[.C8]-SUM([.E8:.J8])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L8]+[.N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C455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9]-SUM([.E9:.J9])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9]+[.N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L07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C10]-SUM([.E10:.J10])" office:value-type="float" office:value="-3" calcext:value-type="float">
            <text:p>-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10]+[.N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3102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11]-SUM([.E11:.J11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11]+[.N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3207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12]-SUM([.E12:.J12])" office:value-type="float" office:value="-1" calcext:value-type="float">
            <text:p>-1</text:p>
          </table:table-cell>
          <table:table-cell table:number-columns-repeated="3"/>
          <table:table-cell table:formula="of:=[.L12]+[.N12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MAX1044</text:p>
          </table:table-cell>
          <table:table-cell table:number-columns-repeated="10"/>
          <table:table-cell table:formula="of:=[.C13]-SUM([.E13:.J1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13]+[.N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C1044</text:p>
          </table:table-cell>
          <table:table-cell table:number-columns-repeated="10"/>
          <table:table-cell table:formula="of:=[.C14]-SUM([.E14:.J14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L14]+[.N1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CL7660</text:p>
          </table:table-cell>
          <table:table-cell table:number-columns-repeated="10"/>
          <table:table-cell table:formula="of:=[.C15]-SUM([.E15:.J15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15]+[.N15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formula="of:=[.C16]-SUM([.E16:.J16])" office:value-type="float" office:value="0" calcext:value-type="float">
            <text:p>0</text:p>
          </table:table-cell>
          <table:table-cell table:number-columns-repeated="3"/>
          <table:table-cell table:formula="of:=[.L16]+[.N16]" office:value-type="float" office:value="0" calcext:value-type="float">
            <text:p>0</text:p>
          </table:table-cell>
          <table:table-cell/>
        </table:table-row>
      </table:table>
      <table:table table:name="Pots and Switch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8"/>
        <table:table-column table:style-name="co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  <table:table-cell table:style-name="Default" office:value-type="string" calcext:value-type="string">
            <text:p>Total 2021-03-30</text:p>
          </table:table-cell>
          <table:table-cell/>
          <table:table-cell office:value-type="string" calcext:value-type="string">
            <text:p>Purchased 2021-04-04</text:p>
          </table:table-cell>
          <table:table-cell/>
          <table:table-cell table:style-name="Default" office:value-type="string" calcext:value-type="string">
            <text:p>Total 2021-04-08</text:p>
          </table:table-cell>
          <table:table-cell/>
        </table:table-row>
        <table:table-row table:style-name="ro1">
          <table:table-cell table:style-name="ce1" office:value-type="string" calcext:value-type="string">
            <text:p>Pots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50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C3]-SUM([.E3:.J3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100K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4]-SUM([.E4:.J4])" office:value-type="float" office:value="-9" calcext:value-type="float">
            <text:p>-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4]+[.N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2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[.C5]-SUM([.E5:.J5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5]+[.N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5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[.C6]-SUM([.E6:.J6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6]+[.N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10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7]-SUM([.E7:.J7])" office:value-type="float" office:value="-3" calcext:value-type="float">
            <text:p>-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L7]+[.N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50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8]-SUM([.E8:.J8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8]+[.N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100K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table:formula="of:=[.C9]-SUM([.E9:.J9])"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L9]+[.N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250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10]-SUM([.E10:.J10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10]+[.N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500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C11]-SUM([.E11:.J11])"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L11]+[.N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00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C12]-SUM([.E12:.J12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12]+[.N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250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C13]-SUM([.E13:.J13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13]+[.N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table:formula="of:=[.C14]-SUM([.E14:.J14])" office:value-type="float" office:value="0" calcext:value-type="float">
            <text:p>0</text:p>
          </table:table-cell>
          <table:table-cell table:number-columns-repeated="3"/>
          <table:table-cell table:formula="of:=[.L14]+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table:formula="of:=[.C15]-SUM([.E15:.J15])" office:value-type="float" office:value="0" calcext:value-type="float">
            <text:p>0</text:p>
          </table:table-cell>
          <table:table-cell table:number-columns-repeated="3"/>
          <table:table-cell table:formula="of:=[.L15]+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Trimpots</text:p>
          </table:table-cell>
          <table:table-cell/>
          <table:table-cell table:style-name="ce10"/>
          <table:table-cell table:number-columns-repeated="8"/>
          <table:table-cell table:formula="of:=[.C16]-SUM([.E16:.J16])" office:value-type="float" office:value="0" calcext:value-type="float">
            <text:p>0</text:p>
          </table:table-cell>
          <table:table-cell table:number-columns-repeated="3"/>
          <table:table-cell table:formula="of:=[.L16]+[.N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C17]-SUM([.E17:.J17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17]+[.N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18]-SUM([.E18:.J18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18]+[.N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table:formula="of:=[.C19]-SUM([.E19:.J19])" office:value-type="float" office:value="0" calcext:value-type="float">
            <text:p>0</text:p>
          </table:table-cell>
          <table:table-cell table:number-columns-repeated="3"/>
          <table:table-cell table:formula="of:=[.L19]+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table:formula="of:=[.C20]-SUM([.E20:.J20])" office:value-type="float" office:value="0" calcext:value-type="float">
            <text:p>0</text:p>
          </table:table-cell>
          <table:table-cell table:number-columns-repeated="3"/>
          <table:table-cell table:formula="of:=[.L20]+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witches</text:p>
          </table:table-cell>
          <table:table-cell/>
          <table:table-cell table:style-name="ce10"/>
          <table:table-cell table:number-columns-repeated="8"/>
          <table:table-cell table:formula="of:=[.C21]-SUM([.E21:.J21])" office:value-type="float" office:value="0" calcext:value-type="float">
            <text:p>0</text:p>
          </table:table-cell>
          <table:table-cell table:number-columns-repeated="3"/>
          <table:table-cell table:formula="of:=[.L21]+[.N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DT on/off/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22]-SUM([.E22:.J22])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L22]+[.N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DT on/o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23]-SUM([.E23:.J23])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L23]+[.N2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PD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4]-SUM([.E24:.J24])" office:value-type="float" office:value="-8" calcext:value-type="float">
            <text:p>-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L24]+[.N24]"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1" table:target-range-address="Resistors.L4:Resistors.L6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0:57:06.771183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6T20:42:05.092836787</meta:creation-date>
    <dc:date>2021-04-05T23:48:24.877407696</dc:date>
    <meta:editing-duration>PT14H55M12S</meta:editing-duration>
    <meta:editing-cycles>45</meta:editing-cycles>
    <meta:generator>LibreOffice/7.1.1.2$Linux_X86_64 LibreOffice_project/10$Build-2</meta:generator>
    <meta:document-statistic meta:table-count="6" meta:cell-count="1242" meta:object-count="0"/>
  </office:meta>
</office:document-meta>
</file>